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officeooo:paragraph-rsid="001949f4"/>
    </style:style>
    <style:style style:name="P2" style:family="paragraph" style:parent-style-name="Heading_20_2">
      <style:text-properties officeooo:paragraph-rsid="001949f4"/>
    </style:style>
    <style:style style:name="P3" style:family="paragraph" style:parent-style-name="List_20_Bullet" style:list-style-name="WWNum1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🎮 Game Bug Reports – Red Dead Redemption 2</text:h>
      <text:h text:style-name="Heading_20_2" text:outline-level="2">🐞 Bug Title: Duplicate Horse Appears in Cutscene After Wagon Mission</text:h>
      <text:p text:style-name="Standard">📅 Date Reported: 26 June 2025</text:p>
      <text:p text:style-name="Standard">🧑‍💻 Reported By: Maamu</text:p>
      <text:p text:style-name="Standard">🎮 Game Title: Red Dead Redemption 2</text:p>
      <text:p text:style-name="Standard">🧩 Platform: PC / PlayStation / Xbox</text:p>
      <text:p text:style-name="Standard">🗺️ Location / Mission / Event: Lenny’s Wagon Heist, Chapter 3</text:p>
      <text:p text:style-name="Standard">🔍 Bug Description:</text:p>
      <text:p text:style-name="Standard">During the post-heist cutscene in Lenny’s mission, two horses appear following the wagon, even though no horses followed the player during gameplay. This breaks continuity and immersion.</text:p>
      <text:p text:style-name="Standard">🧪 Steps to Reproduce:</text:p>
      <text:list xml:id="list1895017571" text:style-name="WWNum1">
        <text:list-item>
          <text:p text:style-name="P3">- Start the mission with Lenny.</text:p>
        </text:list-item>
        <text:list-item>
          <text:p text:style-name="P3">- Drive the wagon after the heist.</text:p>
        </text:list-item>
        <text:list-item>
          <text:p text:style-name="P3">- Observe that no horses follow.</text:p>
        </text:list-item>
        <text:list-item>
          <text:p text:style-name="P3">- Watch the cutscene after reaching the next checkpoint.</text:p>
        </text:list-item>
        <text:list-item>
          <text:p text:style-name="P3">- Two horses appear behind the wagon, despite not being present earlier.</text:p>
        </text:list-item>
      </text:list>
      <text:p text:style-name="Standard">✅ Expected Result:</text:p>
      <text:p text:style-name="Standard">The same horse state should persist into the cutscene, meaning no horses should appear if none were present.</text:p>
      <text:p text:style-name="Standard">❌ Actual Result:</text:p>
      <text:p text:style-name="Standard">Two horses spawned behind the wagon only during the cutscene, breaking visual logic.</text:p>
      <text:p text:style-name="Standard">📊 Severity Level: ⚠ Medium – Breaks immersion but not game progression</text:p>
      <text:p text:style-name="Standard">📸 Attachments: Available upon request</text:p>
      <text:p text:style-name="Standard">🧠 Bug Type / Category: Logic/Continuity Bug</text:p>
      <text:p text:style-name="Standard"><text:line-break/>--------------------------------------------------<text:line-break/></text:p>
      <text:h text:style-name="Heading_20_2" text:outline-level="2"><text:soft-page-break/>🐞 Bug Title: Duplicate Horse After Bounty Mission Retry</text:h>
      <text:p text:style-name="Standard">📅 Date Reported: 26 June 2025</text:p>
      <text:p text:style-name="Standard">🧑‍💻 Reported By: Maamu</text:p>
      <text:p text:style-name="Standard">🎮 Game Title: Red Dead Redemption 2</text:p>
      <text:p text:style-name="Standard">🧩 Platform: PC / PlayStation / Xbox</text:p>
      <text:p text:style-name="Standard">🗺️ Location / Mission / Event: Good, Honest, Snake Oil (Chapter 2)</text:p>
      <text:p text:style-name="Standard">🔍 Bug Description:</text:p>
      <text:p text:style-name="Standard">After retrying the bounty mission, the same horse appears twice after completing the mission, suggesting duplication on retry.</text:p>
      <text:p text:style-name="Standard">🧪 Steps to Reproduce:</text:p>
      <text:list xml:id="list173552642900222" text:continue-numbering="true" text:style-name="WWNum1">
        <text:list-item>
          <text:p text:style-name="P3">- Start and fail the bounty mission.</text:p>
        </text:list-item>
        <text:list-item>
          <text:p text:style-name="P3">- Retry and complete the mission.</text:p>
        </text:list-item>
        <text:list-item>
          <text:p text:style-name="P3">- Observe that two identical horses are present.</text:p>
        </text:list-item>
      </text:list>
      <text:p text:style-name="Standard">✅ Expected Result:</text:p>
      <text:p text:style-name="Standard">Only the original horse should spawn, avoiding duplication.</text:p>
      <text:p text:style-name="Standard">❌ Actual Result:</text:p>
      <text:p text:style-name="Standard">Two identical horses spawned near the player.</text:p>
      <text:p text:style-name="Standard">📊 Severity Level: ⚠ Medium – Breaks immersion but not game progression</text:p>
      <text:p text:style-name="Standard">📸 Attachments: Available upon request</text:p>
      <text:p text:style-name="Standard">🧠 Bug Type / Category: Spawn Bug</text:p>
      <text:p text:style-name="Standard"><text:line-break/>--------------------------------------------------<text:line-break/></text:p>
      <text:h text:style-name="Heading_20_2" text:outline-level="2"/>
      <text:p text:style-name="Standard"/>
      <text:p text:style-name="Standard"/>
      <text:p text:style-name="Standard"/>
      <text:p text:style-name="Standard"/>
      <text:h text:style-name="P2" text:outline-level="2"><text:soft-page-break/>Bug Title: Stranger Infinite Chase Bug</text:h>
      <text:p text:style-name="P1">Date Reported: 26 June 2025</text:p>
      <text:p text:style-name="Standard">Reported By: Maamu</text:p>
      <text:p text:style-name="Standard">Game Title: Red Dead Redemption 2</text:p>
      <text:p text:style-name="Standard">Platform: PC / PlayStation / Xbox</text:p>
      <text:p text:style-name="Standard">Location / Mission / Event: Any open-world area with strangers</text:p>
      <text:p text:style-name="Standard">Bug Description:</text:p>
      <text:p text:style-name="Standard">Provoked strangers chase the player indefinitely without fatigue, while Arthur's stamina depletes. Unrealistic and breaks immersion.</text:p>
      <text:p text:style-name="Standard">Steps to Reproduce:</text:p>
      <text:list xml:id="list173553422205647" text:continue-numbering="true" text:style-name="WWNum1">
        <text:list-item>
          <text:p text:style-name="P3">- Provoke a stranger (e.g., insult or bump).</text:p>
        </text:list-item>
        <text:list-item>
          <text:p text:style-name="P3">- Run away from the stranger.</text:p>
        </text:list-item>
        <text:list-item>
          <text:p text:style-name="P3">- Observe the stranger continues to chase without tiring.</text:p>
        </text:list-item>
      </text:list>
      <text:p text:style-name="Standard">Expected Result:</text:p>
      <text:p text:style-name="Standard">Stranger AI should behave like the player and slow down when fatigued.</text:p>
      <text:p text:style-name="Standard">Actual Result:</text:p>
      <text:p text:style-name="Standard">Strangers run infinitely and faster than Arthur, breaking realism.</text:p>
      <text:p text:style-name="Standard">Severity Level: Medium – Breaks immersion but not game progression</text:p>
      <text:p text:style-name="Standard">Attachments: Available upon request</text:p>
      <text:p text:style-name="Standard">Bug Type / Category: AI Logic Bug</text:p>
      <text:p text:style-name="Standard"><text:line-break/>------------------------------------------------------------<text:line-break/></text:p>
      <text:h text:style-name="Heading_20_2" text:outline-level="2"/>
      <text:p text:style-name="Standard"/>
      <text:p text:style-name="Standard"/>
      <text:p text:style-name="Standard"/>
      <text:p text:style-name="Standard"/>
      <text:h text:style-name="Heading_20_2" text:outline-level="2"><text:soft-page-break/>Bug Title: Policeman’s Horse Appears Illogically</text:h>
      <text:p text:style-name="Standard">Date Reported: 26 June 2025</text:p>
      <text:p text:style-name="Standard">Reported By: Maamu</text:p>
      <text:p text:style-name="Standard">Game Title: Red Dead Redemption 2</text:p>
      <text:p text:style-name="Standard">Platform: PC / PlayStation / Xbox</text:p>
      <text:p text:style-name="Standard">Location / Mission / Event: Mission to capture Anderson boy (near Rhodes)</text:p>
      <text:p text:style-name="Standard">Bug Description:</text:p>
      <text:p text:style-name="Standard">A policeman's horse appears at the end of the mission without following the player throughout, indicating a sudden and illogical spawn.</text:p>
      <text:p text:style-name="Standard">Steps to Reproduce:</text:p>
      <text:list xml:id="list173553085931995" text:continue-numbering="true" text:style-name="WWNum1">
        <text:list-item>
          <text:p text:style-name="P3">- Start the mission with Dutch and the police officer.</text:p>
        </text:list-item>
        <text:list-item>
          <text:p text:style-name="P3">- Ride to the train with the officer on your horse.</text:p>
        </text:list-item>
        <text:list-item>
          <text:p text:style-name="P3">- Complete the train sequence.</text:p>
        </text:list-item>
        <text:list-item>
          <text:p text:style-name="P3">- Observe a second horse (policeman’s) appears at the scene.</text:p>
        </text:list-item>
      </text:list>
      <text:p text:style-name="Standard">Expected Result:</text:p>
      <text:p text:style-name="Standard">If the horse didn’t follow during gameplay, it should not appear suddenly.</text:p>
      <text:p text:style-name="Standard">Actual Result:</text:p>
      <text:p text:style-name="Standard">A second horse appears despite never being seen before.</text:p>
      <text:p text:style-name="Standard">Severity Level: Medium – Breaks immersion but not game progression</text:p>
      <text:p text:style-name="Standard">Attachments: Available upon request</text:p>
      <text:p text:style-name="Standard">Bug Type / Category: Spawn Logic Bug</text:p>
      <text:p text:style-name="Standard"><text:line-break/>------------------------------------------------------------<text:line-break/></text:p>
      <text:p text:style-name="Standard"/>
      <text:p text:style-name="Standard"/>
      <text:p text:style-name="Standard"/>
      <text:p text:style-name="Standard"/>
      <text:h text:style-name="Heading_20_2" text:outline-level="2"><text:soft-page-break/>Bug Title: Horse Energy Glitch on Switch</text:h>
      <text:p text:style-name="Standard">Date Reported: 26 June 2025</text:p>
      <text:p text:style-name="Standard">Reported By: Maamu</text:p>
      <text:p text:style-name="Standard">Game Title: Red Dead Redemption 2</text:p>
      <text:p text:style-name="Standard">Platform: PC / PlayStation / Xbox</text:p>
      <text:p text:style-name="Standard">Location / Mission / Event: Free Roam</text:p>
      <text:p text:style-name="Standard">Bug Description:</text:p>
      <text:p text:style-name="Standard">Switching from a tired horse to a secondary horse that followed the same path results in full stamina, despite both horses traveling equally.</text:p>
      <text:p text:style-name="Standard">Steps to Reproduce:</text:p>
      <text:list xml:id="list173552525554677" text:continue-numbering="true" text:style-name="WWNum1">
        <text:list-item>
          <text:p text:style-name="P3">- Travel long distance on Horse A.</text:p>
        </text:list-item>
        <text:list-item>
          <text:p text:style-name="P3">- Whistle for Horse B to follow during journey.</text:p>
        </text:list-item>
        <text:list-item>
          <text:p text:style-name="P3">- Switch to Horse B and observe full stamina bar.</text:p>
        </text:list-item>
      </text:list>
      <text:p text:style-name="Standard">Expected Result:</text:p>
      <text:p text:style-name="Standard">Horse B should show reduced stamina like Horse A.</text:p>
      <text:p text:style-name="Standard">Actual Result:</text:p>
      <text:p text:style-name="Standard">Horse B shows full stamina, ignoring travel fatigue.</text:p>
      <text:p text:style-name="Standard">Severity Level: Low-Medium – Slight immersion issue</text:p>
      <text:p text:style-name="Standard">Attachments: Available upon request</text:p>
      <text:p text:style-name="Standard">Bug Type / Category: Energy State Bug</text:p>
      <text:p text:style-name="Standard"><text:line-break/>------------------------------------------------------------<text:line-break/>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Bug Title: Tree Texture Distortion When Zoomed</text:h>
      <text:p text:style-name="Standard">Date Reported: 26 June 2025</text:p>
      <text:p text:style-name="Standard">Reported By: Maamu</text:p>
      <text:p text:style-name="Standard">Game Title: Red Dead Redemption 2</text:p>
      <text:p text:style-name="Standard">Platform: PC / PlayStation / Xbox</text:p>
      <text:p text:style-name="Standard">Location / Mission / Event: Lenny's mission (tree near horse hitching point)</text:p>
      <text:p text:style-name="Standard">Bug Description:</text:p>
      <text:p text:style-name="Standard">Zooming in on a specific tree during the mission reveals distorted or glitchy texture behavior, likely a rendering or mipmap issue.</text:p>
      <text:p text:style-name="Standard">Steps to Reproduce:</text:p>
      <text:list xml:id="list173552150101124" text:continue-numbering="true" text:style-name="WWNum1">
        <text:list-item>
          <text:p text:style-name="P3">- Begin Lenny’s mission involving wagon theft.</text:p>
        </text:list-item>
        <text:list-item>
          <text:p text:style-name="P3">- Zoom in on the tree using scope/binoculars.</text:p>
        </text:list-item>
        <text:list-item>
          <text:p text:style-name="P3">- Observe visual distortion in the tree texture.</text:p>
        </text:list-item>
      </text:list>
      <text:p text:style-name="Standard">Expected Result:</text:p>
      <text:p text:style-name="Standard">Tree texture should remain consistent when zoomed.</text:p>
      <text:p text:style-name="Standard">Actual Result:</text:p>
      <text:p text:style-name="Standard">Texture appears broken or glitchy on zoom.</text:p>
      <text:p text:style-name="Standard">Severity Level: Low – Visual only, no gameplay effect</text:p>
      <text:p text:style-name="Standard">Attachments: Available upon request</text:p>
      <text:p text:style-name="Standard">Bug Type / Category: Visual Rendering Bug</text:p>
      <text:p text:style-name="Standard"><text:line-break/>------------------------------------------------------------<text:line-break/>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Bug Title: Dead Body Doesn't Respond to River Current</text:h>
      <text:p text:style-name="Standard">Date Reported: 26 June 2025</text:p>
      <text:p text:style-name="Standard">Reported By: Maamu</text:p>
      <text:p text:style-name="Standard">Game Title: Red Dead Redemption 2</text:p>
      <text:p text:style-name="Standard">Platform: PC / PlayStation / Xbox</text:p>
      <text:p text:style-name="Standard">Location / Mission / Event: Riverbank near Valentine</text:p>
      <text:p text:style-name="Standard">Bug Description:</text:p>
      <text:p text:style-name="Standard">When a dead body is thrown into a river, it does not float, move, or respond to current. It stays stiff like a rock.</text:p>
      <text:p text:style-name="Standard">Steps to Reproduce:</text:p>
      <text:list xml:id="list173553730202455" text:continue-numbering="true" text:style-name="WWNum1">
        <text:list-item>
          <text:p text:style-name="P3">- Kill an NPC and carry their body to a riverbank.</text:p>
        </text:list-item>
        <text:list-item>
          <text:p text:style-name="P3">- Throw the body into the moving water.</text:p>
        </text:list-item>
        <text:list-item>
          <text:p text:style-name="P3">- Observe the lack of movement or floating behavior.</text:p>
        </text:list-item>
      </text:list>
      <text:p text:style-name="Standard">Expected Result:</text:p>
      <text:p text:style-name="Standard">Body should float or react to water physics like logs or animals.</text:p>
      <text:p text:style-name="Standard">Actual Result:</text:p>
      <text:p text:style-name="Standard">Body remains stiff and static, ignoring water flow.</text:p>
      <text:p text:style-name="Standard">Severity Level: Medium – Physics immersion issue</text:p>
      <text:p text:style-name="Standard">Attachments: Available upon request</text:p>
      <text:p text:style-name="Standard">Bug Type / Category: Physics Bug</text:p>
      <text:p text:style-name="Standard"><text:line-break/>------------------------------------------------------------<text:line-break/>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Bug Title: No Rope on Human Corpses But Still Secured</text:h>
      <text:p text:style-name="Standard">Date Reported: 26 June 2025</text:p>
      <text:p text:style-name="Standard">Reported By: Maamu</text:p>
      <text:p text:style-name="Standard">Game Title: Red Dead Redemption 2</text:p>
      <text:p text:style-name="Standard">Platform: PC / PlayStation / Xbox</text:p>
      <text:p text:style-name="Standard">Location / Mission / Event: Any off-road travel after picking up a human body</text:p>
      <text:p text:style-name="Standard">Bug Description:</text:p>
      <text:p text:style-name="Standard">When a deer is loaded, rope appears to secure it. Human bodies are not visually roped, but behave like they are, even in rough terrain.</text:p>
      <text:p text:style-name="Standard">Steps to Reproduce:</text:p>
      <text:list xml:id="list173552661020222" text:continue-numbering="true" text:style-name="WWNum1">
        <text:list-item>
          <text:p text:style-name="P3">- Stow a deer on the back of the horse – observe rope tied.</text:p>
        </text:list-item>
        <text:list-item>
          <text:p text:style-name="P3">- Stow a human corpse – no visible rope appears.</text:p>
        </text:list-item>
        <text:list-item>
          <text:p text:style-name="P3">- Travel on rough terrain – body does not fall off.</text:p>
        </text:list-item>
      </text:list>
      <text:p text:style-name="Standard">Expected Result:</text:p>
      <text:p text:style-name="Standard">Human bodies should be visually tied like deer.</text:p>
      <text:p text:style-name="Standard">Actual Result:</text:p>
      <text:p text:style-name="Standard">No rope appears, but bodies remain perfectly secured.</text:p>
      <text:p text:style-name="Standard">Severity Level: Medium – Visual inconsistency</text:p>
      <text:p text:style-name="Standard">Attachments: Available upon request</text:p>
      <text:p text:style-name="Standard">Bug Type / Category: Logic Consistency Bug</text:p>
      <text:p text:style-name="Standard"><text:line-break/>------------------------------------------------------------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Bug Title: Beer Mug Quantity Doesn’t Reduce</text:h>
      <text:p text:style-name="Standard">Date Reported: 26 June 2025</text:p>
      <text:p text:style-name="Standard">Reported By: Maamu</text:p>
      <text:p text:style-name="Standard">Game Title: Red Dead Redemption 2</text:p>
      <text:p text:style-name="Standard">Platform: PC / PlayStation / Xbox</text:p>
      <text:p text:style-name="Standard">Location / Mission / Event: Camp party scene after Sean’s return</text:p>
      <text:p text:style-name="Standard">Bug Description:</text:p>
      <text:p text:style-name="Standard">While Arthur drinks beer during the party, the mug appears to remain full no matter how many times he drinks from it.</text:p>
      <text:p text:style-name="Standard">Steps to Reproduce:</text:p>
      <text:list xml:id="list173552412635569" text:continue-numbering="true" text:style-name="WWNum1">
        <text:list-item>
          <text:p text:style-name="P3">- Attend the party at camp after Sean’s return.</text:p>
        </text:list-item>
        <text:list-item>
          <text:p text:style-name="P3">- Pick up and drink beer from a mug multiple times.</text:p>
        </text:list-item>
        <text:list-item>
          <text:p text:style-name="P3">- Observe that the mug never seems to empty.</text:p>
        </text:list-item>
      </text:list>
      <text:p text:style-name="Standard">Expected Result:</text:p>
      <text:p text:style-name="Standard">Beer level should visually reduce after each sip.</text:p>
      <text:p text:style-name="Standard">Actual Result:</text:p>
      <text:p text:style-name="Standard">Beer quantity remains unchanged throughout drinking.</text:p>
      <text:p text:style-name="Standard">Severity Level: Low – Minor visual/UI bug</text:p>
      <text:p text:style-name="Standard">Attachments: Available upon request</text:p>
      <text:p text:style-name="Standard">Bug Type / Category: UI/Interaction Bug</text:p>
      <text:p text:style-name="Standard"><text:line-break/>------------------------------------------------------------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right="0in" fo:margin-top="0in" fo:margin-bottom="0.139in" style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class="list">
      <style:paragraph-properties fo:margin-left="0.5in" fo:margin-right="0in" fo:margin-top="0in" fo:margin-bottom="0.139in" style:contextual-spacing="true" fo:text-indent="-0.25in" style:auto-text-indent="false"/>
    </style:style>
    <style:style style:name="List_20_3" style:display-name="List 3" style:family="paragraph" style:parent-style-name="Standard" style:class="list">
      <style:paragraph-properties fo:margin-left="0.75in" fo:margin-right="0in" fo:margin-top="0in" fo:margin-bottom="0.139in" style:contextual-spacing="true" fo:text-indent="-0.25in" style:auto-text-indent="false"/>
    </style:style>
    <style:style style:name="List_20_Bullet" style:display-name="List Bullet" style:family="paragraph" style:parent-style-name="Standard" style:list-style-name="WWNum1">
      <style:paragraph-properties fo:margin-top="0in" fo:margin-bottom="0.139in" style:contextual-spacing="true"/>
    </style:style>
    <style:style style:name="List_20_Bullet_20_2" style:display-name="List Bullet 2" style:family="paragraph" style:parent-style-name="Standard" style:list-style-name="WWNum2">
      <style:paragraph-properties fo:margin-top="0in" fo:margin-bottom="0.139in" style:contextual-spacing="true"/>
    </style:style>
    <style:style style:name="List_20_Bullet_20_3" style:display-name="List Bullet 3" style:family="paragraph" style:parent-style-name="Standard" style:list-style-name="WWNum3">
      <style:paragraph-properties fo:margin-top="0in" fo:margin-bottom="0.139in" style:contextual-spacing="true"/>
    </style:style>
    <style:style style:name="List_20_Number" style:display-name="List Number" style:family="paragraph" style:parent-style-name="Standard" style:list-style-name="WWNum5">
      <style:paragraph-properties fo:margin-top="0in" fo:margin-bottom="0.139in" style:contextual-spacing="true"/>
    </style:style>
    <style:style style:name="List_20_Number_20_2" style:display-name="List Number 2" style:family="paragraph" style:parent-style-name="Standard" style:list-style-name="WWNum6">
      <style:paragraph-properties fo:margin-top="0in" fo:margin-bottom="0.139in" style:contextual-spacing="true"/>
    </style:style>
    <style:style style:name="List_20_Number_20_3" style:display-name="List Number 3" style:family="paragraph" style:parent-style-name="Standard" style:list-style-name="WWNum7">
      <style:paragraph-properties fo:margin-top="0in" fo:margin-bottom="0.139in" style:contextual-spacing="true"/>
    </style:style>
    <style:style style:name="List_20_Continue" style:display-name="List Continue" style:family="paragraph" style:parent-style-name="Standard">
      <style:paragraph-properties fo:margin-left="0.25in" fo:margin-right="0in" fo:margin-top="0in" fo:margin-bottom="0.0835in" style:contextual-spacing="true" fo:text-indent="0in" style:auto-text-indent="false"/>
    </style:style>
    <style:style style:name="List_20_Continue_20_2" style:display-name="List Continue 2" style:family="paragraph" style:parent-style-name="Standard">
      <style:paragraph-properties fo:margin-left="0.5in" fo:margin-right="0in" fo:margin-top="0in" fo:margin-bottom="0.0835in" style:contextual-spacing="true" fo:text-indent="0in" style:auto-text-indent="false"/>
    </style:style>
    <style:style style:name="List_20_Continue_20_3" style:display-name="List Continue 3" style:family="paragraph" style:parent-style-name="Standard">
      <style:paragraph-properties fo:margin-left="0.75in" fo:margin-right="0in" fo:margin-top="0in" fo:margin-bottom="0.0835in" style:contextual-spacing="true" fo:text-indent="0in" style:auto-text-indent="fals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/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6-27T17:35:44.628273438</dc:date>
    <meta:editing-duration>PT1M54S</meta:editing-duration>
    <meta:generator>LibreOffice/7.3.7.2$Linux_X86_64 LibreOffice_project/30$Build-2</meta:generator>
    <meta:document-statistic meta:table-count="0" meta:image-count="0" meta:object-count="0" meta:page-count="9" meta:paragraph-count="184" meta:word-count="1287" meta:character-count="8067" meta:non-whitespace-character-count="6963"/>
    <meta:user-defined meta:name="AppVersion">14.0000</meta:user-defined>
    <meta:template xlink:type="simple" xlink:actuate="onRequest" xlink:title="Normal.dotm" xlink:href=""/>
  </office:meta>
</office:document-meta>
</file>